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</style:style>
    <style:style style:name="ce21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wrap-option="wrap"/>
    </style:style>
    <style:style style:name="ce2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fo:background-color="#98FB98"/>
    </style:style>
    <style:style style:name="ce33" style:family="table-cell" style:parent-style-name="Default" style:data-style-name="N0">
      <style:table-cell-properties fo:border="thin solid #000000" fo:background-color="#98FB98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transparent"/>
      <style:text-properties fo:color="#000000"/>
    </style:style>
    <style:style style:name="ce39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3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4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5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6">
          <table:help-message table:title="Required Sprint" table:display="true"/>
          <table:error-message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8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30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3" table:style-name="ce32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4" table:style-name="ce33">
            <text:p>Joseph Brewster</text:p>
          </table:table-cell>
          <table:covered-table-cell table:number-columns-repeated="4"/>
          <table:table-cell office:value-type="string" table:content-validation-name="val10" table:style-name="ce6">
            <text:p>JB</text:p>
          </table:table-cell>
          <table:table-cell office:value-type="float" office:value="1001049436" table:content-validation-name="val2" table:style-name="ce6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4" table:style-name="ce33">
            <text:p>Emily Knowles</text:p>
          </table:table-cell>
          <table:covered-table-cell table:number-columns-repeated="4"/>
          <table:table-cell office:value-type="string" table:content-validation-name="val10" table:style-name="ce6">
            <text:p>EK</text:p>
          </table:table-cell>
          <table:table-cell office:value-type="float" office:value="1001250974" table:content-validation-name="val2" table:style-name="ce6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7"/>
          <table:table-cell table:number-columns-spanned="5" table:number-rows-spanned="1" table:content-validation-name="val4" table:style-name="ce34"/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2">
          <table:table-cell table:style-name="ce7"/>
          <table:table-cell table:number-columns-spanned="5" table:number-rows-spanned="1" table:content-validation-name="val4" table:style-name="ce34"/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1">
          <table:table-cell table:style-name="ce9"/>
          <table:table-cell office:value-type="string" table:style-name="ce10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1">
            <text:p>Sprint #</text:p>
          </table:table-cell>
          <table:table-cell office:value-type="string" table:style-name="ce12">
            <text:p>Remaining</text:p>
          </table:table-cell>
          <table:table-cell office:value-type="string" table:style-name="ce13">
            <text:p>Completed This Sprint</text:p>
          </table:table-cell>
          <table:table-cell table:style-name="ce14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3"/>
          <table:table-cell table:style-name="ce14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7" table:formula="of:=[.B12]-[.C13]" table:style-name="ce3">
            <text:p>37</text:p>
          </table:table-cell>
          <table:table-cell office:value-type="float" office:value="0" table:formula="of:=COUNTIF([.F$24:.F$105];&quot;Finished in Sprint 1&quot;)" table:style-name="ce13">
            <text:p>0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7" table:formula="of:=[.B13]-[.C14]" table:style-name="ce3">
            <text:p>37</text:p>
          </table:table-cell>
          <table:table-cell office:value-type="float" office:value="0" table:formula="of:=COUNTIF([.F$24:.F$105];&quot;Finished in Sprint 2&quot;)" table:style-name="ce13">
            <text:p>0</text:p>
          </table:table-cell>
          <table:table-cell table:style-name="ce14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7" table:formula="of:=[.B14]-[.C15]" table:style-name="ce3">
            <text:p>37</text:p>
          </table:table-cell>
          <table:table-cell office:value-type="float" office:value="0" table:formula="of:=COUNTIF([.F$24:.F$105];&quot;Finished in Sprint 3&quot;)" table:style-name="ce13">
            <text:p>0</text:p>
          </table:table-cell>
          <table:table-cell table:style-name="ce14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7" table:formula="of:=[.B15]-[.C16]" table:style-name="ce3">
            <text:p>37</text:p>
          </table:table-cell>
          <table:table-cell office:value-type="float" office:value="0" table:formula="of:=COUNTIF([.F$24:.F$105];&quot;Finished in Sprint 4&quot;)" table:style-name="ce13">
            <text:p>0</text:p>
          </table:table-cell>
          <table:table-cell table:style-name="ce14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7" table:formula="of:=[.B16]-[.C17]" table:style-name="ce3">
            <text:p>37</text:p>
          </table:table-cell>
          <table:table-cell office:value-type="float" office:value="0" table:formula="of:=COUNTIF([.F$24:.F$105];&quot;Finished in Sprint 5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7" table:formula="of:=[.B17]-[.C18]" table:style-name="ce3">
            <text:p>37</text:p>
          </table:table-cell>
          <table:table-cell office:value-type="float" office:value="0" table:formula="of:=COUNTIF([.F$24:.F$105];&quot;Finished in Sprint 6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19"/>
          <table:table-cell office:value-type="string" table:number-columns-spanned="2" table:number-rows-spanned="1" table:style-name="ce35">
            <text:p>Sprints<text:s text:c="16"/></text:p>
          </table:table-cell>
          <table:covered-table-cell/>
          <table:table-cell table:number-columns-repeated="3" table:style-name="ce19"/>
          <table:table-cell table:number-columns-repeated="16375" table:style-name="ce20"/>
        </table:table-row>
        <table:table-row table:style-name="ro2">
          <table:table-cell office:value-type="string" table:style-name="ce21">
            <text:p>Feature ID</text:p>
          </table:table-cell>
          <table:table-cell office:value-type="string" table:style-name="ce21">
            <text:p>Priority</text:p>
          </table:table-cell>
          <table:table-cell office:value-type="string" table:style-name="ce21">
            <text:p>Required</text:p>
          </table:table-cell>
          <table:table-cell office:value-type="string" table:style-name="ce21">
            <text:p>Est</text:p>
          </table:table-cell>
          <table:table-cell office:value-type="string" table:style-name="ce21">
            <text:p>Planned</text:p>
          </table:table-cell>
          <table:table-cell office:value-type="string" table:style-name="ce21">
            <text:p>Status</text:p>
          </table:table-cell>
          <table:table-cell office:value-type="string" table:style-name="ce21">
            <text:p>As a...</text:p>
          </table:table-cell>
          <table:table-cell office:value-type="string" table:style-name="ce21">
            <text:p>I want to...</text:p>
          </table:table-cell>
          <table:table-cell office:value-type="string" table:style-name="ce21">
            <text:p>So that I can…</text:p>
          </table:table-cell>
          <table:table-cell office:value-type="string" table:style-name="ce21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F</text:p>
          </table:table-cell>
          <table:table-cell office:value-type="float" office:value="1" table:content-validation-name="val5" table:style-name="ce15">
            <text:p>1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ice cream flavo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C</text:p>
          </table:table-cell>
          <table:table-cell office:value-type="float" office:value="2" table:content-validation-name="val5" table:style-name="ce15">
            <text:p>2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containe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T</text:p>
          </table:table-cell>
          <table:table-cell office:value-type="float" office:value="3" table:content-validation-name="val5" table:style-name="ce15">
            <text:p>3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topping</text:p>
          </table:table-cell>
          <table:table-cell office:value-type="string" table:style-name="ce26">
            <text:p>Stock and sell better dairy products</text:p>
          </table:table-cell>
          <table:table-cell office:value-type="string" table:style-name="ce26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GUI</text:p>
          </table:table-cell>
          <table:table-cell office:value-type="float" office:value="4" table:content-validation-name="val5" table:style-name="ce15">
            <text:p>4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Use a GUI instead of a terminal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IGUI</text:p>
          </table:table-cell>
          <table:table-cell office:value-type="float" office:value="5" table:content-validation-name="val5" table:style-name="ce15">
            <text:p>5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Use dialogs to create items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CS</text:p>
          </table:table-cell>
          <table:table-cell office:value-type="float" office:value="6" table:content-validation-name="val5" table:style-name="ce15">
            <text:p>6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Create dairy products to sell</text:p>
          </table:table-cell>
          <table:table-cell office:value-type="string" table:style-name="ce26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PS</text:p>
          </table:table-cell>
          <table:table-cell office:value-type="float" office:value="7" table:content-validation-name="val5" table:style-name="ce15">
            <text:p>7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Show the components of a serving (container, scoops, and toppings) for verification</text:p>
          </table:table-cell>
          <table:table-cell office:value-type="string" table:style-name="ce26">
            <text:p>Ensure my order was taken correctly</text:p>
          </table:table-cell>
          <table:table-cell office:value-type="string" table:style-name="ce26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CTM</text:p>
          </table:table-cell>
          <table:table-cell office:value-type="float" office:value="8" table:content-validation-name="val5" table:style-name="ce15">
            <text:p>8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server</text:p>
          </table:table-cell>
          <table:table-cell office:value-type="string" table:style-name="ce26">
            <text:p>Staff the emporium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B</text:p>
          </table:table-cell>
          <table:table-cell office:value-type="float" office:value="9" table:content-validation-name="val5" table:style-name="ce15">
            <text:p>9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2" table:content-validation-name="val7" table:style-name="ce15">
            <text:p>2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 new beloved customer</text:p>
          </table:table-cell>
          <table:table-cell office:value-type="string" table:style-name="ce26">
            <text:p>Keep track of our customers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O</text:p>
          </table:table-cell>
          <table:table-cell office:value-type="float" office:value="10" table:content-validation-name="val5" table:style-name="ce15">
            <text:p>10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rve everyone in a customer party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SB</text:p>
          </table:table-cell>
          <table:table-cell office:value-type="float" office:value="11" table:content-validation-name="val5" table:style-name="ce15">
            <text:p>11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" table:content-validation-name="val7" table:style-name="ce15">
            <text:p>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This just enables the Customer role to do what the Server can do in defining a serving…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COB</text:p>
          </table:table-cell>
          <table:table-cell office:value-type="float" office:value="12" table:content-validation-name="val5" table:style-name="ce15">
            <text:p>12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" table:content-validation-name="val7" table:style-name="ce15">
            <text:p>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...and order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CE</text:p>
          </table:table-cell>
          <table:table-cell office:value-type="float" office:value="13" table:content-validation-name="val5" table:style-name="ce15">
            <text:p>13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n emporium that stocks items and maintains a cash register</text:p>
          </table:table-cell>
          <table:table-cell office:value-type="string" table:style-name="ce26">
            <text:p>Manage the emporium</text:p>
          </table:table-cell>
          <table:table-cell office:value-type="string" table:style-name="ce26">
            <text:p>This includes item stocks, server and customer lists, and the cash register</text:p>
          </table:table-cell>
          <table:table-cell table:number-columns-repeated="16374" table:style-name="ce27"/>
        </table:table-row>
        <table:table-row table:style-name="ro4">
          <table:table-cell office:value-type="string" table:style-name="ce22">
            <text:p>MST</text:p>
          </table:table-cell>
          <table:table-cell office:value-type="float" office:value="14" table:content-validation-name="val5" table:style-name="ce15">
            <text:p>14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Manage the state of each order (unfilled -&gt; filled -&gt; paid, or unfilled -&gt; canceled)</text:p>
          </table:table-cell>
          <table:table-cell office:value-type="string" table:style-name="ce26">
            <text:p>Ensure each order is filled and payment collected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SAVD</text:p>
          </table:table-cell>
          <table:table-cell office:value-type="float" office:value="15" table:content-validation-name="val5" table:style-name="ce15">
            <text:p>15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Save all data to a default file</text:p>
          </table:table-cell>
          <table:table-cell office:value-type="string" table:style-name="ce26">
            <text:p>Ensure our data isn’t lost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LOAD</text:p>
          </table:table-cell>
          <table:table-cell office:value-type="float" office:value="16" table:content-validation-name="val5" table:style-name="ce15">
            <text:p>16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Load data from a default file</text:p>
          </table:table-cell>
          <table:table-cell office:value-type="string" table:style-name="ce26">
            <text:p>Ensure our data isn’t lost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POS</text:p>
          </table:table-cell>
          <table:table-cell office:value-type="float" office:value="17" table:content-validation-name="val5" table:style-name="ce15">
            <text:p>17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Show the servings in an order for the servers (what to prepare)</text:p>
          </table:table-cell>
          <table:table-cell office:value-type="string" table:style-name="ce26">
            <text:p>Know what to put into each serving in an order</text:p>
          </table:table-cell>
          <table:table-cell office:value-type="string" table:style-name="ce26">
            <text:p>This can simply be text in a MessageDialog, or something snazzier; <text:s/>probably similar to PS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POC</text:p>
          </table:table-cell>
          <table:table-cell office:value-type="float" office:value="18" table:content-validation-name="val5" table:style-name="ce15">
            <text:p>18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Show the servings in an order for the customer (what was ordered / how much it costs)</text:p>
          </table:table-cell>
          <table:table-cell office:value-type="string" table:style-name="ce26">
            <text:p>Verify that my order was taken correctly and see the price</text:p>
          </table:table-cell>
          <table:table-cell office:value-type="string" table:style-name="ce26">
            <text:p>This can simply be text in a MessageDialog, or something snazzier; probably similar to PS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CM</text:p>
          </table:table-cell>
          <table:table-cell office:value-type="float" office:value="19" table:content-validation-name="val5" table:style-name="ce15">
            <text:p>19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Create a named manager</text:p>
          </table:table-cell>
          <table:table-cell office:value-type="string" table:style-name="ce26">
            <text:p>Delegate management tasks to a pro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P&amp;L</text:p>
          </table:table-cell>
          <table:table-cell office:value-type="float" office:value="20" table:content-validation-name="val5" table:style-name="ce15">
            <text:p>20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Add a Profit &amp; Loss statement, showing all income, expenses, and total profit</text:p>
          </table:table-cell>
          <table:table-cell office:value-type="string" table:style-name="ce26">
            <text:p>Ensure that we’re making a profit and thus avoid bankruptcy</text:p>
          </table:table-cell>
          <table:table-cell table:style-name="ce26"/>
          <table:table-cell table:number-columns-repeated="16374" table:style-name="ce28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5" table:style-name="ce15">
            <text:p>21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n Inventory Report, listing every item and the quantity in stock</text:p>
          </table:table-cell>
          <table:table-cell office:value-type="string" table:style-name="ce26">
            <text:p>Ensure we don’t run out of any product and thus disappoint our customer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22" table:content-validation-name="val5" table:style-name="ce15">
            <text:p>22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21" table:content-validation-name="val7" table:style-name="ce15">
            <text:p>2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Add and display pictures for each item (container, ice cream flavor, and topping)</text:p>
          </table:table-cell>
          <table:table-cell office:value-type="string" table:style-name="ce26">
            <text:p>Better understand the menu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5" table:style-name="ce15">
            <text:p>23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 Server Report, listing all info about each server including # of orders served</text:p>
          </table:table-cell>
          <table:table-cell office:value-type="string" table:style-name="ce26">
            <text:p>Better manage our team and reward productive team member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5" table:style-name="ce15">
            <text:p>24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hange a server salary</text:p>
          </table:table-cell>
          <table:table-cell office:value-type="string" table:style-name="ce26">
            <text:p>Offer promotions and pay bumps to motivate our team member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5" table:style-name="ce15">
            <text:p>25</text:p>
          </table:table-cell>
          <table:table-cell office:value-type="float" office:value="5" table:content-validation-name="val6" table:style-name="ce15">
            <text:p>5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Restock items (ice cream flavor, container, and topping)</text:p>
          </table:table-cell>
          <table:table-cell office:value-type="string" table:style-name="ce26">
            <text:p>Ensure we can fill every order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5" table:style-name="ce15">
            <text:p>26</text:p>
          </table:table-cell>
          <table:table-cell office:value-type="float" office:value="5" table:content-validation-name="val6" table:style-name="ce15">
            <text:p>5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n Order Report, showing all pending orders (unfilled and filled but unpaid)</text:p>
          </table:table-cell>
          <table:table-cell office:value-type="string" table:style-name="ce26">
            <text:p>Better manage our production proces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5" table:style-name="ce15">
            <text:p>27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 Customer Report, listing all info about each customer</text:p>
          </table:table-cell>
          <table:table-cell office:value-type="string" table:style-name="ce26">
            <text:p>Better attract repeat customers and handle complaint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5" table:style-name="ce15">
            <text:p>28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n ice cream flavor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5" table:style-name="ce15">
            <text:p>29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 container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5" table:style-name="ce15">
            <text:p>30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 new topping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5" table:style-name="ce15">
            <text:p>31</text:p>
          </table:table-cell>
          <table:table-cell table:content-validation-name="val6" table:style-name="ce15"/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Add Order Report option to show completed as well as pending orders</text:p>
          </table:table-cell>
          <table:table-cell office:value-type="string" table:style-name="ce26">
            <text:p>Review our order history seeking patterns to understand how to improve efficiency and profit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5" table:style-name="ce15">
            <text:p>32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Save all data to a specified fil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5" table:style-name="ce15">
            <text:p>33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Load data from a specified fil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5" table:style-name="ce15">
            <text:p>34</text:p>
          </table:table-cell>
          <table:table-cell table:content-validation-name="val6" table:style-name="ce15"/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Create a new franchis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5" table:style-name="ce15">
            <text:p>35</text:p>
          </table:table-cell>
          <table:table-cell table:content-validation-name="val6" table:style-name="ce15"/>
          <table:table-cell office:value-type="float" office:value="21" table:content-validation-name="val7" table:style-name="ce15">
            <text:p>2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Retire an item (no longer enable its selection for a new order, but keep in reports)</text:p>
          </table:table-cell>
          <table:table-cell office:value-type="string" table:style-name="ce26">
            <text:p>Remove items no longer offered from the menu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5" table:style-name="ce15">
            <text:p>36</text:p>
          </table:table-cell>
          <table:table-cell table:content-validation-name="val6" table:style-name="ce15"/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Suspend a server (no longer allow their selection for an order or restock, but keep in reports)</text:p>
          </table:table-cell>
          <table:table-cell office:value-type="string" table:style-name="ce26">
            <text:p>Remove team members who aren’t currently active from our drop-down lists (except reports)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5" table:style-name="ce15">
            <text:p>37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2">
            <text:p>Restore a server</text:p>
          </table:table-cell>
          <table:table-cell office:value-type="string" table:style-name="ce29">
            <text:p>Add a former team member tack into service</text:p>
          </table:table-cell>
          <table:table-cell table:style-name="ce29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35" table:style-name="ro5">
          <table:table-cell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13" table:style-name="ro5">
          <table:table-cell/>
          <table:table-cell table:number-columns-repeated="6" table:style-name="ce2"/>
          <table:table-cell table:style-name="ce22"/>
          <table:table-cell table:number-columns-repeated="1016" table:style-name="ce2"/>
          <table:table-cell table:number-columns-repeated="15360"/>
        </table:table-row>
        <table:table-row table:number-rows-repeated="6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458" table:style-name="ro5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1" table:style-name="ce36">
            <text:p>1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0-19T00:00:00" table:style-name="ce39">
            <text:p>Oct 1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0-26T00:00:00" table:style-name="ce39">
            <text:p>Oct 2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4" table:formula="of:=COUNTA([.D17:.D995])" table:style-name="ce36">
            <text:p>4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4" table:formula="of:=[.B7]-[.C8]" table:style-name="ce36">
            <text:p>4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4" table:formula="of:=[.B8]-[.C9]" table:style-name="ce36">
            <text:p>4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4" table:formula="of:=[.B9]-[.C10]" table:style-name="ce36">
            <text:p>4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4" table:formula="of:=[.B10]-[.C11]" table:style-name="ce36">
            <text:p>4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4" table:formula="of:=[.B11]-[.C12]" table:style-name="ce36">
            <text:p>4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4" table:formula="of:=[.B12]-[.C13]" table:style-name="ce36">
            <text:p>4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4" table:formula="of:=[.B13]-[.C14]" table:style-name="ce36">
            <text:p>4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31">
            <text:p>CF</text:p>
          </table:table-cell>
          <table:table-cell office:value-type="string" table:content-validation-name="val13" table:style-name="ce31">
            <text:p>JB</text:p>
          </table:table-cell>
          <table:table-cell office:value-type="string" table:style-name="ce44">
            <text:p>Create Ice Cream Flavor</text:p>
          </table:table-cell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31">
            <text:p>CC</text:p>
          </table:table-cell>
          <table:table-cell office:value-type="string" table:content-validation-name="val13" table:style-name="ce31">
            <text:p>EK</text:p>
          </table:table-cell>
          <table:table-cell office:value-type="string" table:content-validation-name="val14" table:style-name="ce31">
            <text:p>Create Ice Cream Container</text:p>
          </table:table-cell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31">
            <text:p>CT</text:p>
          </table:table-cell>
          <table:table-cell office:value-type="string" table:content-validation-name="val13" table:style-name="ce31">
            <text:p>JB</text:p>
          </table:table-cell>
          <table:table-cell office:value-type="string" table:content-validation-name="val14" table:style-name="ce31">
            <text:p>Create Ice Cream Topping</text:p>
          </table:table-cell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31">
            <text:p>GUI</text:p>
          </table:table-cell>
          <table:table-cell office:value-type="string" table:content-validation-name="val13" table:style-name="ce31">
            <text:p>EK</text:p>
          </table:table-cell>
          <table:table-cell office:value-type="string" table:content-validation-name="val14" table:style-name="ce31">
            <text:p>Create GUI</text:p>
          </table:table-cell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2" table:style-name="ce36">
            <text:p>2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0-26T00:00:00" table:style-name="ce39">
            <text:p>Oct 2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02T00:00:00" table:style-name="ce39">
            <text:p>Nov 02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31"/>
          <table:table-cell table:content-validation-name="val19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02T00:00:00" table:style-name="ce39">
            <text:p>Nov 02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09T00:00:00" table:style-name="ce39">
            <text:p>Nov 09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31"/>
          <table:table-cell table:content-validation-name="val25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09T00:00:00" table:style-name="ce39">
            <text:p>Nov 0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16T00:00:00" table:style-name="ce39">
            <text:p>Nov 1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31"/>
          <table:table-cell table:content-validation-name="val31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16T00:00:00" table:style-name="ce39">
            <text:p>Nov 1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23T00:00:00" table:style-name="ce39">
            <text:p>Nov 23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31"/>
          <table:table-cell table:content-validation-name="val37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23T00:00:00" table:style-name="ce39">
            <text:p>Nov 23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30T00:00:00" table:style-name="ce39">
            <text:p>Nov 30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31"/>
          <table:table-cell table:content-validation-name="val43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ily</dc:creator>
    <meta:creation-date>2016-03-21T22:16:37Z</meta:creation-date>
    <dc:date>2017-10-24T17:24:16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94488188976pt" svg:width="421.5184251968504pt" svg:height="165.1840157480315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